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10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4" calcext:value-type="date">
            <text:p>04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5" calcext:value-type="date">
            <text:p>0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0" calcext:value-type="date">
            <text:p>1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1" calcext:value-type="date">
            <text:p>11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2" calcext:value-type="date">
            <text:p>12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5" calcext:value-type="date">
            <text:p>1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6" calcext:value-type="date">
            <text:p>1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7" calcext:value-type="date">
            <text:p>1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19" calcext:value-type="date">
            <text:p>19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3" calcext:value-type="date">
            <text:p>23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6" calcext:value-type="date">
            <text:p>2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7" calcext:value-type="date">
            <text:p>2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8" calcext:value-type="date">
            <text:p>28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0" calcext:value-type="date">
            <text:p>3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2">
          <table:table-cell table:style-name="ce2" office:value-type="date" office:date-value="2020-08-05" calcext:value-type="date">
            <text:p>05.08.2020</text:p>
          </table:table-cell>
          <table:table-cell table:style-name="ce10"/>
          <table:table-cell table:style-name="ce11"/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10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3">
          <table:table-cell table:style-name="ce2" office:value-type="date" office:date-value="2020-08-13" calcext:value-type="date">
            <text:p>13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Zmiana typów zwracanych w metodach listujących w RentService. Dodanie możliwości usuwania zapytania o wypożyczenie przez użytkownika. Szybka naprawa testów RentService. Dodanie możliwości listowania przez admina aktywnych wypożyczeń. Dodanie danych do DataBaseLoadera, metody do usuwania parkingu z repozytorium, nowy konstruktor w ParkingHistory. Usunięcie przypisywania pojazdowi parkingu przy rezerwacji. Pomoc front-endowi przy testowaniu aplikacji oraz usunięciu błędów.</text:p>
          </table:table-cell>
        </table:table-row>
        <table:table-row table:style-name="ro4">
          <table:table-cell table:style-name="ce2" office:value-type="date" office:date-value="2020-08-14" calcext:value-type="date">
            <text:p>1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Dodanie zapisu do editRent, dodanie metody do dezaktywacji parkingHistory i rentHistory kiedy samochód zostanie wyłączony, dodanie metody do zmiany samochodu w wypożyczeniach przez administratora, dodanie nowego DTO oraz zmiana argumentów w metodzie endRent w RentControllerze. Implementacja metody do pobrania pojazdu przez tablicę rejestracyjną, dodanie możliwości listowania historii pojazdu przez administratora. Usunięcie pola isActive z parkingDTO oraz naprawa powstałych z tego tytułu błędów. Dodanie usuwania parkingu do endRent oraz revokeRentRequest</text:p>
          </table:table-cell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10"/>
          <table:table-cell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10"/>
          <table:table-cell table:style-name="ce13"/>
        </table:table-row>
        <table:table-row table:style-name="ro4">
          <table:table-cell table:style-name="ce2" office:value-type="date" office:date-value="2020-08-17" calcext:value-type="date">
            <text:p>1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sprawdzania dostępności pojazdów podczas dodawania oraz zmiany wypożyczenia. Zmiana obsługi NullPointerException. Dodanie aktualizacji parkingu początkowego następnego wypożyczenia do pojazdu. Zmiana argumentów w metodzie do listowania pojazdów poprzez czas wypożyczenia. Dodanie endpointa do sprawdzenia wypożyczenia przez administratora poprzez ID. Naprawienie dodawania wypożyczenia, kiedy ktoś poda puste pole w miejscu oddania auta po wypożyczeniu, miejsce to zostanie ustawione na takie z którego pojazd był zabrany. Naprawa sprawdzania dostępności pojazdów</text:p>
          </table:table-cell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/>
          <table:table-cell table:style-name="ce5" table:formula="of:=SUM([.B2:.B60])" office:value-type="float" office:value="175" calcext:value-type="float">
            <text:p>175</text:p>
          </table:table-cell>
          <table:table-cell/>
        </table:table-row>
        <table:table-row table:style-name="ro2" table:number-rows-repeated="10485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.00.0000</text:date>, <text:time style:data-style-name="N2" text:time-value="17:43:07.6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20T17:43:15.719000000</dc:date>
    <meta:editing-duration>PT1H30M43S</meta:editing-duration>
    <meta:editing-cycles>45</meta:editing-cycles>
    <meta:generator>LibreOffice/6.4.2.2$Windows_X86_64 LibreOffice_project/4e471d8c02c9c90f512f7f9ead8875b57fcb1ec3</meta:generator>
    <meta:document-statistic meta:table-count="1" meta:cell-count="128" meta:object-count="0"/>
  </office:meta>
</office:document-meta>
</file>